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015b8" officeooo:paragraph-rsid="000015b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rsid="000015b8" officeooo:paragraph-rsid="000015b8"/>
    </style:style>
    <style:style style:name="P3" style:family="paragraph" style:parent-style-name="Standard">
      <style:paragraph-properties fo:text-align="start" style:justify-single-word="false"/>
      <style:text-properties officeooo:rsid="0000a9c2" officeooo:paragraph-rsid="0000a9c2"/>
    </style:style>
    <style:style style:name="P4" style:family="paragraph" style:parent-style-name="Standard">
      <style:paragraph-properties fo:text-align="start" style:justify-single-word="false"/>
      <style:text-properties fo:font-size="12pt" officeooo:rsid="000015b8" officeooo:paragraph-rsid="000015b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015b8" officeooo:paragraph-rsid="000015b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0a9c2" officeooo:paragraph-rsid="0000a9c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officeooo:rsid="000015b8" officeooo:paragraph-rsid="000015b8" style:font-size-asian="14pt" style:font-size-complex="14pt"/>
    </style:style>
    <style:style style:name="T1" style:family="text">
      <style:text-properties officeooo:rsid="0000a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ARE</text:p>
      <text:p text:style-name="P2"/>
      <text:p text:style-name="P2">Description du jeu :</text:p>
      <text:p text:style-name="P2"/>
      <text:p text:style-name="P2">Un nombre d’individus n qui échangent tous entre eux des pièces via une machine (sans possibilité de communiquer entre eux)</text:p>
      <text:p text:style-name="P2">Chacun échange avec tout le monde ( &lt;=&gt; un tour)</text:p>
      <text:p text:style-name="P2">A chaque tour : Deux individus A et B jouent ensemble. Si A et B mettent une pièce, A et B reçoivent deux pièces. Si A met une pièce et B ne met pas de pièce, B reçoit 3 pièces et A perd sa pièce. Si aucun des individus ne met de pièce, rien ne se passe.</text:p>
      <text:p text:style-name="P2"/>
      <text:p text:style-name="P2">Un individu est éliminé à la fin d’un tour s’il n’a plus aucune pièce pour échanger avec les autres.</text:p>
      <text:p text:style-name="P2"/>
      <text:p text:style-name="P3">A chaque tour, la machine a un pourcentage (modifiable ou aléatoire) de ‘bugger’, c’est-à-dire de ne pas renvoyer de pièces, même si au moins un des eux individus a mis une pièce. </text:p>
      <text:p text:style-name="P4"/>
      <text:p text:style-name="P5">Personnages :</text:p>
      <text:p text:style-name="P5"/>
      <text:p text:style-name="P5">différentes personnalités :</text:p>
      <text:p text:style-name="P5"/>
      <text:p text:style-name="P5">- <text:span text:style-name="T1">gentil : met tout le temps une pièce</text:span></text:p>
      <text:p text:style-name="P5"/>
      <text:p text:style-name="P5">- <text:span text:style-name="T1">méchant : ne met jamais de pièce</text:span></text:p>
      <text:p text:style-name="P5"/>
      <text:p text:style-name="P5">- <text:span text:style-name="T1">aléatoire : met des pièces de manière aléatoire</text:span></text:p>
      <text:p text:style-name="P5"/>
      <text:p text:style-name="P5">- <text:span text:style-name="T1">copieur : met une pièce si l’individu en face de lui en a mis une au tour précédent.</text:span></text:p>
      <text:p text:style-name="P5"/>
      <text:p text:style-name="P5">- ...</text:p>
      <text:p text:style-name="P5"/>
      <text:p text:style-name="P6">Idées :</text:p>
      <text:p text:style-name="P6"/>
      <text:p text:style-name="P6">- modifier le nombre de pièces gagnées lors d’une triche</text:p>
      <text:p text:style-name="P7"/>
      <text:p text:style-name="P7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1:38:12.199630636</meta:creation-date>
    <dc:date>2025-02-17T11:58:21.577428478</dc:date>
    <meta:editing-duration>PT8M57S</meta:editing-duration>
    <meta:editing-cycles>1</meta:editing-cycles>
    <meta:document-statistic meta:table-count="0" meta:image-count="0" meta:object-count="0" meta:page-count="1" meta:paragraph-count="16" meta:word-count="208" meta:character-count="1050" meta:non-whitespace-character-count="857"/>
    <meta:generator>LibreOffice/24.8.3.2$Linux_X86_64 LibreOffice_project/480$Build-2</meta:generator>
  </office:meta>
</office:document-meta>
</file>